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5.512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4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1.4cm" fo:min-width="1cm"/>
    </style:style>
    <style:style style:name="gr6" style:family="graphic" style:parent-style-name="standard">
      <style:graphic-properties draw:textarea-horizontal-align="justify" draw:textarea-vertical-align="middle" draw:auto-grow-height="false" fo:min-height="0.758cm" fo:min-width="2.082cm"/>
    </style:style>
    <style:style style:name="gr7" style:family="graphic" style:parent-style-name="standard">
      <style:graphic-properties draw:textarea-horizontal-align="justify" draw:textarea-vertical-align="middle" draw:auto-grow-height="false" fo:min-height="0.758cm" fo:min-width="2.08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.5cm" svg:height="3.2cm" svg:x="6.2cm" svg:y="0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5cm" svg:height="3.2cm" svg:x="5.8cm" svg:y="25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1cm" svg:height="1.3cm" svg:x="8.2cm" svg:y="5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5cm" svg:y1="3.5cm" svg:x2="10.75cm" svg:y2="5cm" draw:start-shape="id1" draw:start-glue-point="8" draw:end-shape="id2" svg:d="M10450 3500l300 1500" svg:viewBox="0 0 301 1501">
          <text:p/>
        </draw:connector>
        <draw:custom-shape draw:style-name="gr4" draw:text-style-name="P1" xml:id="id3" draw:id="id3" draw:layer="layout" svg:width="4.8cm" svg:height="1.6cm" svg:x="8.3cm" svg:y="7.5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75cm" svg:y1="6.3cm" svg:x2="10.7cm" svg:y2="7.5cm" draw:start-shape="id2" draw:start-glue-point="2" draw:end-shape="id3" svg:d="M10750 6300l-50 1200" svg:viewBox="0 0 51 1201">
          <text:p/>
        </draw:connector>
        <draw:custom-shape draw:style-name="gr5" draw:text-style-name="P1" xml:id="id4" draw:id="id4" draw:layer="layout" svg:width="3cm" svg:height="3.3cm" svg:x="9.1cm" svg:y="10.2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6cm" svg:y1="10.2cm" svg:x2="10.7cm" svg:y2="9.1cm" draw:start-shape="id4" draw:start-glue-point="4" draw:end-shape="id3" svg:d="M10600 10200l100-1100" svg:viewBox="0 0 101 1101">
          <text:p/>
        </draw:connector>
        <draw:custom-shape draw:style-name="gr6" draw:text-style-name="P1" draw:layer="layout" svg:width="4.1cm" svg:height="1.6cm" svg:x="11.3cm" svg:y="14.8cm">
          <text:p text:style-name="P1">Pobierz 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4.1cm" svg:height="1.6cm" svg:x="12.4cm" svg:y="16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1:34:49.327625149</meta:creation-date>
    <dc:date>2019-11-07T12:35:34.194301101</dc:date>
    <meta:editing-duration>PT8M25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